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order="none"/>
    </style:style>
    <style:style style:name="ce10" style:family="table-cell" style:parent-style-name="Default" style:data-style-name="N123"/>
    <style:style style:name="ce11" style:family="table-cell" style:parent-style-name="Default" style:data-style-name="N123">
      <style:table-cell-properties fo:border-bottom="none" fo:border-left="none" fo:border-right="none" fo:border-top="0.99pt solid #000000"/>
    </style:style>
    <style:style style:name="ce27" style:family="table-cell" style:parent-style-name="Default" style:data-style-name="N125"/>
    <style:style style:name="ce28" style:family="table-cell" style:parent-style-name="Default" style:data-style-name="N125">
      <style:table-cell-properties fo:border-bottom="none" fo:border-left="none" fo:border-right="none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classification_type</text:p>
          </table:table-cell>
          <table:table-cell table:style-name="ce4" office:value-type="string" calcext:value-type="string">
            <text:p>experiment_number</text:p>
          </table:table-cell>
          <table:table-cell table:style-name="ce4" office:value-type="string" calcext:value-type="string">
            <text:p>input_type</text:p>
          </table:table-cell>
          <table:table-cell table:style-name="ce4" office:value-type="string" calcext:value-type="string">
            <text:p>embeddings</text:p>
          </table:table-cell>
          <table:table-cell table:style-name="ce4" office:value-type="string" calcext:value-type="string">
            <text:p>batch_dist</text:p>
          </table:table-cell>
          <table:table-cell table:style-name="ce4" office:value-type="string" calcext:value-type="string">
            <text:p>amount of data</text:p>
          </table:table-cell>
          <table:table-cell table:style-name="ce7" office:value-type="string" calcext:value-type="string">
            <text:p>gold_train</text:p>
          </table:table-cell>
          <table:table-cell table:style-name="ce7"/>
          <table:table-cell table:style-name="ce7" office:value-type="string" calcext:value-type="string">
            <text:p>macro-f1 avg</text:p>
          </table:table-cell>
          <table:table-cell table:style-name="ce7" office:value-type="string" calcext:value-type="string">
            <text:p>accuracy avg</text:p>
          </table:table-cell>
          <table:table-cell table:style-name="ce7"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544560806967669" calcext:value-type="float">
            <text:p>0.5446</text:p>
          </table:table-cell>
          <table:table-cell table:style-name="ce10" office:value-type="float" office:value="0.647869674185464" calcext:value-type="float">
            <text:p>0.64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585131668836772" calcext:value-type="float">
            <text:p>0.5851</text:p>
          </table:table-cell>
          <table:table-cell table:style-name="ce10" office:value-type="float" office:value="0.671011619958988" calcext:value-type="float">
            <text:p>0.67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6120516471417" calcext:value-type="float">
            <text:p>0.6121</text:p>
          </table:table-cell>
          <table:table-cell table:style-name="ce10" office:value-type="float" office:value="0.68636010241702" calcext:value-type="float">
            <text:p>0.6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4000" calcext:value-type="float">
            <text:p>400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636649908511882" calcext:value-type="float">
            <text:p>0.6366</text:p>
          </table:table-cell>
          <table:table-cell table:style-name="ce10" office:value-type="float" office:value="0.699470770769945" calcext:value-type="float">
            <text:p>0.6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4000" calcext:value-type="float">
            <text:p>4000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659185368346679" calcext:value-type="float">
            <text:p>0.6592</text:p>
          </table:table-cell>
          <table:table-cell table:style-name="ce10" office:value-type="float" office:value="0.713679097461611" calcext:value-type="float">
            <text:p>0.713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ulticlas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mbeddings</text:p>
          </table:table-cell>
          <table:table-cell table:style-name="ce6" office:value-type="string" calcext:value-type="string">
            <text:p>glove</text:p>
          </table:table-cell>
          <table:table-cell table:number-columns-repeated="2" table:style-name="ce6" office:value-type="float" office:value="4000" calcext:value-type="float">
            <text:p>4000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11" office:value-type="float" office:value="0.523271149944332" calcext:value-type="float">
            <text:p>0.5233</text:p>
          </table:table-cell>
          <table:table-cell table:style-name="ce11" office:value-type="float" office:value="0.63984962406015" calcext:value-type="float">
            <text:p>0.63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54812142109757" calcext:value-type="float">
            <text:p>0.5481</text:p>
          </table:table-cell>
          <table:table-cell table:style-name="ce10" office:value-type="float" office:value="0.652588838868331" calcext:value-type="float">
            <text:p>0.65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579722490231434" calcext:value-type="float">
            <text:p>0.5797</text:p>
          </table:table-cell>
          <table:table-cell table:style-name="ce10" office:value-type="float" office:value="0.668378274216704" calcext:value-type="float">
            <text:p>0.66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4000" calcext:value-type="float">
            <text:p>400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599205219333905" calcext:value-type="float">
            <text:p>0.5992</text:p>
          </table:table-cell>
          <table:table-cell table:style-name="ce10" office:value-type="float" office:value="0.677319606198639" calcext:value-type="float">
            <text:p>0.6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4000" calcext:value-type="float">
            <text:p>4000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61582734931441" calcext:value-type="float">
            <text:p>0.6158</text:p>
          </table:table-cell>
          <table:table-cell table:style-name="ce10" office:value-type="float" office:value="0.686117204638044" calcext:value-type="float">
            <text:p>0.686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ulticlas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fidf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6" office:value-type="float" office:value="4000" calcext:value-type="float">
            <text:p>4000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11" office:value-type="float" office:value="0.45302241814225" calcext:value-type="float">
            <text:p>0.4530</text:p>
          </table:table-cell>
          <table:table-cell table:style-name="ce11" office:value-type="float" office:value="0.593432893874235" calcext:value-type="float">
            <text:p>0.59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492992406437556" calcext:value-type="float">
            <text:p>0.4930</text:p>
          </table:table-cell>
          <table:table-cell table:style-name="ce10" office:value-type="float" office:value="0.620693719269997" calcext:value-type="float">
            <text:p>0.6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table:style-name="ce9" office:value-type="string" calcext:value-type="string">
            <text:p>NA</text:p>
          </table:table-cell>
          <table:table-cell/>
          <table:table-cell table:style-name="ce10" office:value-type="float" office:value="0.526245273673757" calcext:value-type="float">
            <text:p>0.5262</text:p>
          </table:table-cell>
          <table:table-cell table:style-name="ce10" office:value-type="float" office:value="0.645084533500313" calcext:value-type="float">
            <text:p>0.64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4000" calcext:value-type="float">
            <text:p>400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570506579329718" calcext:value-type="float">
            <text:p>0.5705</text:p>
          </table:table-cell>
          <table:table-cell table:style-name="ce10" office:value-type="float" office:value="0.667877349911794" calcext:value-type="float">
            <text:p>0.66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4000" calcext:value-type="float">
            <text:p>4000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61731451141618" calcext:value-type="float">
            <text:p>0.6173</text:p>
          </table:table-cell>
          <table:table-cell table:style-name="ce10" office:value-type="float" office:value="0.692638887584598" calcext:value-type="float">
            <text:p>0.692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inar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mbeddings</text:p>
          </table:table-cell>
          <table:table-cell table:style-name="ce6" office:value-type="string" calcext:value-type="string">
            <text:p>fasttext</text:p>
          </table:table-cell>
          <table:table-cell table:number-columns-repeated="2" table:style-name="ce6" office:value-type="float" office:value="4000" calcext:value-type="float">
            <text:p>4000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11" office:value-type="float" office:value="0.734448072204662" calcext:value-type="float">
            <text:p>0.7344</text:p>
          </table:table-cell>
          <table:table-cell table:style-name="ce11" office:value-type="float" office:value="0.73483709273183" calcext:value-type="float">
            <text:p>0.73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747801589318138" calcext:value-type="float">
            <text:p>0.7478</text:p>
          </table:table-cell>
          <table:table-cell table:style-name="ce10" office:value-type="float" office:value="0.748214894603279" calcext:value-type="float">
            <text:p>0.7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762032343904459" calcext:value-type="float">
            <text:p>0.7620</text:p>
          </table:table-cell>
          <table:table-cell table:style-name="ce10" office:value-type="float" office:value="0.762484036586926" calcext:value-type="float">
            <text:p>0.7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4000" calcext:value-type="float">
            <text:p>400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765791879754619" calcext:value-type="float">
            <text:p>0.7658</text:p>
          </table:table-cell>
          <table:table-cell table:style-name="ce10" office:value-type="float" office:value="0.766143454751558" calcext:value-type="float">
            <text:p>0.76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4000" calcext:value-type="float">
            <text:p>4000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774046198493564" calcext:value-type="float">
            <text:p>0.7740</text:p>
          </table:table-cell>
          <table:table-cell table:style-name="ce10" office:value-type="float" office:value="0.774412409902852" calcext:value-type="float">
            <text:p>0.774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inar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mbeddings</text:p>
          </table:table-cell>
          <table:table-cell table:style-name="ce6" office:value-type="string" calcext:value-type="string">
            <text:p>glove</text:p>
          </table:table-cell>
          <table:table-cell table:number-columns-repeated="2" table:style-name="ce6" office:value-type="float" office:value="4000" calcext:value-type="float">
            <text:p>4000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11" office:value-type="float" office:value="0.712476323201881" calcext:value-type="float">
            <text:p>0.7125</text:p>
          </table:table-cell>
          <table:table-cell table:style-name="ce11" office:value-type="float" office:value="0.712781954887218" calcext:value-type="float">
            <text:p>0.71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73288473391096" calcext:value-type="float">
            <text:p>0.7329</text:p>
          </table:table-cell>
          <table:table-cell table:style-name="ce10" office:value-type="float" office:value="0.733300806876124" calcext:value-type="float">
            <text:p>0.7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739369828177713" calcext:value-type="float">
            <text:p>0.7394</text:p>
          </table:table-cell>
          <table:table-cell table:style-name="ce10" office:value-type="float" office:value="0.739865852385426" calcext:value-type="float">
            <text:p>0.73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4000" calcext:value-type="float">
            <text:p>400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74344778301425" calcext:value-type="float">
            <text:p>0.7434</text:p>
          </table:table-cell>
          <table:table-cell table:style-name="ce10" office:value-type="float" office:value="0.743867089783051" calcext:value-type="float">
            <text:p>0.74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4000" calcext:value-type="float">
            <text:p>4000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748551400948808" calcext:value-type="float">
            <text:p>0.7486</text:p>
          </table:table-cell>
          <table:table-cell table:style-name="ce10" office:value-type="float" office:value="0.748965841429019" calcext:value-type="float">
            <text:p>0.749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inar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fidf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6" office:value-type="float" office:value="4000" calcext:value-type="float">
            <text:p>4000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11" office:value-type="float" office:value="0.680719618677197" calcext:value-type="float">
            <text:p>0.6807</text:p>
          </table:table-cell>
          <table:table-cell table:style-name="ce11" office:value-type="float" office:value="0.681372078506655" calcext:value-type="float">
            <text:p>0.68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702489237988164" calcext:value-type="float">
            <text:p>0.7025</text:p>
          </table:table-cell>
          <table:table-cell table:style-name="ce10" office:value-type="float" office:value="0.702619102546598" calcext:value-type="float">
            <text:p>0.70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725558366974734" calcext:value-type="float">
            <text:p>0.7256</text:p>
          </table:table-cell>
          <table:table-cell table:style-name="ce10" office:value-type="float" office:value="0.725673137132123" calcext:value-type="float">
            <text:p>0.72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4000" calcext:value-type="float">
            <text:p>400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A</text:p>
          </table:table-cell>
          <table:table-cell/>
          <table:table-cell table:style-name="ce10" office:value-type="float" office:value="0.740885118861072" calcext:value-type="float">
            <text:p>0.7409</text:p>
          </table:table-cell>
          <table:table-cell table:style-name="ce10" office:value-type="float" office:value="0.741028276833262" calcext:value-type="float">
            <text:p>0.74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4000" calcext:value-type="float">
            <text:p>4000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759858967199511" calcext:value-type="float">
            <text:p>0.7599</text:p>
          </table:table-cell>
          <table:table-cell table:style-name="ce27" office:value-type="float" office:value="0.760048841476289" calcext:value-type="float">
            <text:p>0.76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25334609415999" calcext:value-type="float">
            <text:p>0.6253</text:p>
          </table:table-cell>
          <table:table-cell table:style-name="ce27" office:value-type="float" office:value="0.637711557692227" calcext:value-type="float">
            <text:p>0.63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6000" calcext:value-type="float">
            <text:p>6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48662909137219" calcext:value-type="float">
            <text:p>0.6487</text:p>
          </table:table-cell>
          <table:table-cell table:style-name="ce27" office:value-type="float" office:value="0.658620420222442" calcext:value-type="float">
            <text:p>0.65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71925371347644" calcext:value-type="float">
            <text:p>0.6719</text:p>
          </table:table-cell>
          <table:table-cell table:style-name="ce27" office:value-type="float" office:value="0.679485668923782" calcext:value-type="float">
            <text:p>0.67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82666728054492" calcext:value-type="float">
            <text:p>0.6827</text:p>
          </table:table-cell>
          <table:table-cell table:style-name="ce27" office:value-type="float" office:value="0.689222514194128" calcext:value-type="float">
            <text:p>0.6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6000" calcext:value-type="float">
            <text:p>600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9551355550513" calcext:value-type="float">
            <text:p>0.6955</text:p>
          </table:table-cell>
          <table:table-cell table:style-name="ce27" office:value-type="float" office:value="0.700850775092646" calcext:value-type="float">
            <text:p>0.700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ulticlas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mbeddings</text:p>
          </table:table-cell>
          <table:table-cell table:style-name="ce6" office:value-type="string" calcext:value-type="string">
            <text:p>glove</text:p>
          </table:table-cell>
          <table:table-cell table:number-columns-repeated="2" table:style-name="ce6" office:value-type="float" office:value="6000" calcext:value-type="float">
            <text:p>6000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28" office:value-type="float" office:value="0.60966981472521" calcext:value-type="float">
            <text:p>0.6097</text:p>
          </table:table-cell>
          <table:table-cell table:style-name="ce28" office:value-type="float" office:value="0.621845654760161" calcext:value-type="float">
            <text:p>0.62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6000" calcext:value-type="float">
            <text:p>6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27574910398941" calcext:value-type="float">
            <text:p>0.6276</text:p>
          </table:table-cell>
          <table:table-cell table:style-name="ce27" office:value-type="float" office:value="0.637570753606354" calcext:value-type="float">
            <text:p>0.6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44237421797124" calcext:value-type="float">
            <text:p>0.6442</text:p>
          </table:table-cell>
          <table:table-cell table:style-name="ce27" office:value-type="float" office:value="0.652303229696098" calcext:value-type="float">
            <text:p>0.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59984678569488" calcext:value-type="float">
            <text:p>0.6600</text:p>
          </table:table-cell>
          <table:table-cell table:style-name="ce27" office:value-type="float" office:value="0.666882393876131" calcext:value-type="float">
            <text:p>0.66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6000" calcext:value-type="float">
            <text:p>600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70946854768486" calcext:value-type="float">
            <text:p>0.6709</text:p>
          </table:table-cell>
          <table:table-cell table:style-name="ce27" office:value-type="float" office:value="0.676820293334725" calcext:value-type="float">
            <text:p>0.676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ulticlas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fidf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6" office:value-type="float" office:value="6000" calcext:value-type="float">
            <text:p>6000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28" office:value-type="float" office:value="0.549087691425765" calcext:value-type="float">
            <text:p>0.5491</text:p>
          </table:table-cell>
          <table:table-cell table:style-name="ce28" office:value-type="float" office:value="0.569782971619366" calcext:value-type="float">
            <text:p>0.56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6000" calcext:value-type="float">
            <text:p>6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5812443726626" calcext:value-type="float">
            <text:p>0.5812</text:p>
          </table:table-cell>
          <table:table-cell table:style-name="ce27" office:value-type="float" office:value="0.598648212881572" calcext:value-type="float">
            <text:p>0.59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20792579750797" calcext:value-type="float">
            <text:p>0.6208</text:p>
          </table:table-cell>
          <table:table-cell table:style-name="ce27" office:value-type="float" office:value="0.634486619645306" calcext:value-type="float">
            <text:p>0.6345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multiclass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fidf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6000" calcext:value-type="float">
            <text:p>6000</text:p>
          </table:table-cell>
          <table:table-cell table:style-name="ce20" office:value-type="float" office:value="48000" calcext:value-type="float">
            <text:p>48000</text:p>
          </table:table-cell>
          <table:table-cell table:style-name="ce24" office:value-type="string" calcext:value-type="string">
            <text:p>NA</text:p>
          </table:table-cell>
          <table:table-cell/>
          <table:table-cell table:style-name="ce2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multi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6000" calcext:value-type="float">
            <text:p>600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NA</text:p>
          </table:table-cell>
          <table:table-cell/>
          <table:table-cell table:style-name="ce27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binar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mbeddings</text:p>
          </table:table-cell>
          <table:table-cell table:style-name="ce6" office:value-type="string" calcext:value-type="string">
            <text:p>fasttext</text:p>
          </table:table-cell>
          <table:table-cell table:number-columns-repeated="2" table:style-name="ce6" office:value-type="float" office:value="6000" calcext:value-type="float">
            <text:p>6000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28" office:value-type="float" office:value="0.662380713523246" calcext:value-type="float">
            <text:p>0.6624</text:p>
          </table:table-cell>
          <table:table-cell table:style-name="ce28" office:value-type="float" office:value="0.746117519731438" calcext:value-type="float">
            <text:p>0.74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6000" calcext:value-type="float">
            <text:p>6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98950497199535" calcext:value-type="float">
            <text:p>0.6990</text:p>
          </table:table-cell>
          <table:table-cell table:style-name="ce27" office:value-type="float" office:value="0.761945434218811" calcext:value-type="float">
            <text:p>0.7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719133742578115" calcext:value-type="float">
            <text:p>0.7191</text:p>
          </table:table-cell>
          <table:table-cell table:style-name="ce27" office:value-type="float" office:value="0.77118037988065" calcext:value-type="float">
            <text:p>0.77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734097858012926" calcext:value-type="float">
            <text:p>0.7341</text:p>
          </table:table-cell>
          <table:table-cell table:style-name="ce27" office:value-type="float" office:value="0.780023391896984" calcext:value-type="float">
            <text:p>0.7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fasttext</text:p>
          </table:table-cell>
          <table:table-cell office:value-type="float" office:value="6000" calcext:value-type="float">
            <text:p>600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748030470278321" calcext:value-type="float">
            <text:p>0.7480</text:p>
          </table:table-cell>
          <table:table-cell table:style-name="ce27" office:value-type="float" office:value="0.787692468291665" calcext:value-type="float">
            <text:p>0.787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inar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mbeddings</text:p>
          </table:table-cell>
          <table:table-cell table:style-name="ce6" office:value-type="string" calcext:value-type="string">
            <text:p>glove</text:p>
          </table:table-cell>
          <table:table-cell table:number-columns-repeated="2" table:style-name="ce6" office:value-type="float" office:value="6000" calcext:value-type="float">
            <text:p>6000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28" office:value-type="float" office:value="0.6421523347782" calcext:value-type="float">
            <text:p>0.6422</text:p>
          </table:table-cell>
          <table:table-cell table:style-name="ce28" office:value-type="float" office:value="0.732755929891507" calcext:value-type="float">
            <text:p>0.73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6000" calcext:value-type="float">
            <text:p>6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6636468052453" calcext:value-type="float">
            <text:p>0.6664</text:p>
          </table:table-cell>
          <table:table-cell table:style-name="ce27" office:value-type="float" office:value="0.739642495242979" calcext:value-type="float">
            <text:p>0.73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686831530128456" calcext:value-type="float">
            <text:p>0.6868</text:p>
          </table:table-cell>
          <table:table-cell table:style-name="ce27" office:value-type="float" office:value="0.750094113554418" calcext:value-type="float">
            <text:p>0.75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70449001904556" calcext:value-type="float">
            <text:p>0.7045</text:p>
          </table:table-cell>
          <table:table-cell table:style-name="ce27" office:value-type="float" office:value="0.760794223881791" calcext:value-type="float">
            <text:p>0.76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glove</text:p>
          </table:table-cell>
          <table:table-cell office:value-type="float" office:value="6000" calcext:value-type="float">
            <text:p>600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float" office:value="0.716812086841368" calcext:value-type="float">
            <text:p>0.7168</text:p>
          </table:table-cell>
          <table:table-cell table:style-name="ce27" office:value-type="float" office:value="0.767545278981158" calcext:value-type="float">
            <text:p>0.767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inar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fidf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6" office:value-type="float" office:value="6000" calcext:value-type="float">
            <text:p>6000</text:p>
          </table:table-cell>
          <table:table-cell table:style-name="ce8" office:value-type="string" calcext:value-type="string">
            <text:p>NA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6000" calcext:value-type="float">
            <text:p>6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ary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fidf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6000" calcext:value-type="float">
            <text:p>6000</text:p>
          </table:table-cell>
          <table:table-cell table:style-name="ce20" office:value-type="float" office:value="48000" calcext:value-type="float">
            <text:p>48000</text:p>
          </table:table-cell>
          <table:table-cell table:style-name="ce24"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NA</text:p>
          </table:table-cell>
          <table:table-cell office:value-type="float" office:value="6000" calcext:value-type="float">
            <text:p>600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21:21:06.408774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4:12:54.025822417</meta:creation-date>
    <dc:date>2020-06-04T22:11:27.032302917</dc:date>
    <meta:editing-duration>PT57M53S</meta:editing-duration>
    <meta:editing-cycles>9</meta:editing-cycles>
    <meta:generator>LibreOffice/6.4.3.2$Linux_X86_64 LibreOffice_project/40$Build-2</meta:generator>
    <meta:document-statistic meta:table-count="1" meta:cell-count="535" meta:object-count="0"/>
  </office:meta>
</office:document-meta>
</file>